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Collaborator.afterReturningAdviceF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syTurvyAspect.setCollaborator( Collaborator 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ollaborator.aroundAdviceF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syTurvyAspect.around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syTurvyTargetImpl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syTurvyTargetImpl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OrderIndependenceTests.beforeAdviceFiring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clarationOrderIndependenceTests.targetIsBeanNam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OrderIndependenceTests.targetIs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OrderIndependenceTests.afterReturningFiring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clarationOrderIndependenc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OrderIndependen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Collaborator.beforeAdviceF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syTurvy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AwareMixin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OrderIndependenceTests.aroundAdviceFiring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psyTurvyAspect.after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